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D00000080F5010DF855136FFB.png" manifest:media-type="image/png"/>
  <manifest:file-entry manifest:full-path="Pictures/10000000000000550000003907F0CDEAA320E053.png" manifest:media-type="image/png"/>
  <manifest:file-entry manifest:full-path="Pictures/1000000000000075000000504CBF830AC211FF79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30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6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7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7cm" fo:min-width="0.5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4cm" fo:min-width="0cm"/>
    </style:style>
    <style:style style:name="gr5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433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645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673cm" svg:x="8.972cm" svg:y="1.083cm">
          <draw:text-box>
            <text:p text:style-name="P1"><text:span text:style-name="T1">Single Motor Control</text:span></text:p>
            <text:p text:style-name="P1"><text:span text:style-name="T1">Prototype (V07)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645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645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0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645cm" svg:x="22.323cm" svg:y="9.08cm">
          <draw:text-box>
            <text:p><text:span text:style-name="T2">M1</text:span></text:p>
          </draw:text-box>
        </draw:frame>
        <draw:line draw:style-name="gr20" draw:text-style-name="P9" draw:layer="layout" svg:x1="23.33cm" svg:y1="10.019cm" svg:x2="25.013cm" svg:y2="10.001cm">
          <text:p/>
        </draw:line>
        <draw:frame draw:style-name="gr21" draw:text-style-name="P6" draw:layer="layout" svg:width="1.556cm" svg:height="0.645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705cm" svg:y="9.372cm">
          <draw:text-box>
            <text:p><text:span text:style-name="T2">Orange</text:span></text:p>
          </draw:text-box>
        </draw:frame>
        <draw:line draw:style-name="gr3" draw:text-style-name="P4" xml:id="id4" draw:id="id4" draw:layer="layout" svg:x1="22.572cm" svg:y1="10.432cm" svg:x2="22.604cm" svg:y2="18.902cm">
          <text:p/>
        </draw:line>
        <draw:frame draw:style-name="gr5" draw:text-style-name="P6" draw:layer="layout" svg:width="1.284cm" svg:height="0.645cm" svg:x="21.511cm" svg:y="10.291cm">
          <draw:text-box>
            <text:p><text:span text:style-name="T2">Blue</text:span></text:p>
          </draw:text-box>
        </draw:frame>
        <draw:frame draw:style-name="gr22" draw:text-style-name="P4" draw:layer="layout" svg:width="2.098cm" svg:height="1.449cm" svg:x="24.635cm" svg:y="7.402cm">
          <draw:image xlink:href="Pictures/1000000000000075000000504CBF830AC211FF79.png" xlink:type="simple" xlink:show="embed" xlink:actuate="onLoad">
            <text:p/>
          </draw:image>
        </draw:frame>
        <draw:frame draw:style-name="gr22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3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3.567cm" svg:height="0.962cm" svg:x="11.569cm" svg:y="10.656cm">
          <draw:text-box>
            <text:p><text:span text:style-name="T3">HIP4082IP</text:span></text:p>
          </draw:text-box>
        </draw:frame>
        <draw:frame draw:style-name="gr25" draw:text-style-name="P5" draw:layer="layout" svg:width="1.68cm" svg:height="1.039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433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6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8" draw:text-style-name="P6" draw:layer="layout" svg:width="1.713cm" svg:height="0.645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8" draw:text-style-name="P6" draw:layer="layout" svg:width="1.713cm" svg:height="0.645cm" svg:x="12.317cm" svg:y="17.09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664cm" svg:y1="17.079cm" svg:x2="13.479cm" svg:y2="17.076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29" draw:text-style-name="P6" draw:layer="layout" svg:width="1.907cm" svg:height="0.645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29" draw:text-style-name="P6" draw:layer="layout" svg:width="1.907cm" svg:height="0.645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0" draw:text-style-name="P8" draw:layer="layout" svg:width="0.166cm" svg:height="0.189cm" svg:x="11.557cm" svg:y="3.7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1" draw:text-style-name="P6" draw:layer="layout" svg:width="1.848cm" svg:height="0.645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7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57cm" svg:y="12.66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645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2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2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2" draw:text-style-name="P6" draw:layer="layout" svg:width="1.264cm" svg:height="0.645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3" draw:text-style-name="P6" draw:layer="layout" svg:width="1.222cm" svg:height="0.645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0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1.184cm" svg:height="0.645cm" svg:x="15.037cm" svg:y="11.956cm">
          <draw:text-box>
            <text:p><text:span text:style-name="T2">BL0</text:span></text:p>
          </draw:text-box>
        </draw:frame>
        <draw:frame draw:style-name="gr35" draw:text-style-name="P6" draw:layer="layout" svg:width="1.205cm" svg:height="0.645cm" svg:x="15.036cm" svg:y="14.129cm">
          <draw:text-box>
            <text:p><text:span text:style-name="T2">ALO</text:span></text:p>
          </draw:text-box>
        </draw:frame>
        <draw:frame draw:style-name="gr33" draw:text-style-name="P6" draw:layer="layout" svg:width="1.222cm" svg:height="0.645cm" svg:x="15.061cm" svg:y="14.94cm">
          <draw:text-box>
            <text:p><text:span text:style-name="T2">AHS</text:span></text:p>
          </draw:text-box>
        </draw:frame>
        <draw:frame draw:style-name="gr34" draw:text-style-name="P6" draw:layer="layout" svg:width="1.184cm" svg:height="0.645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6" draw:layer="layout" svg:width="1.563cm" svg:height="0.798cm" svg:x="7.292cm" svg:y="14.75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6" draw:text-style-name="P6" draw:layer="layout" svg:width="1.184cm" svg:height="1.039cm" svg:x="10.472cm" svg:y="7.958cm">
          <draw:text-box>
            <text:p><text:span text:style-name="T2">BHI,</text:span></text:p>
            <text:p><text:span text:style-name="T2">ALI</text:span></text:p>
          </draw:text-box>
        </draw:frame>
        <draw:frame draw:style-name="gr36" draw:text-style-name="P6" draw:layer="layout" svg:width="1.184cm" svg:height="1.039cm" svg:x="10.455cm" svg:y="9.353cm">
          <draw:text-box>
            <text:p><text:span text:style-name="T2">BLI,</text:span></text:p>
            <text:p><text:span text:style-name="T2">AHI</text:span></text:p>
          </draw:text-box>
        </draw:frame>
        <draw:line draw:style-name="gr3" draw:text-style-name="P4" draw:layer="layout" svg:x1="5.117cm" svg:y1="18.383cm" svg:x2="7.263cm" svg:y2="18.371cm">
          <text:p/>
        </draw:line>
        <draw:custom-shape draw:style-name="gr7" draw:text-style-name="P1" draw:layer="layout" svg:width="0.289cm" svg:height="0.289cm" svg:x="4.892cm" svg:y="1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24cm" svg:y="17.79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645cm" svg:x="4.291cm" svg:y="17.763cm">
          <draw:text-box>
            <text:p><text:span text:style-name="T2">35</text:span></text:p>
          </draw:text-box>
        </draw:frame>
        <draw:frame draw:style-name="gr37" draw:text-style-name="P6" draw:layer="layout" svg:width="1.548cm" svg:height="0.717cm" svg:x="7.246cm" svg:y="17.701cm">
          <draw:text-box>
            <text:p><text:span text:style-name="T2">10 k</text:span></text:p>
          </draw:text-box>
        </draw:frame>
        <draw:custom-shape draw:style-name="gr17" draw:text-style-name="P9" xml:id="id5" draw:id="id5" draw:layer="layout" svg:width="1.222cm" svg:height="0.309cm" draw:transform="rotate (0.00471238898038469) translate (7.276cm 18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6" draw:layer="layout" svg:width="1.115cm" svg:height="0.645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5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3.035cm" svg:y1="10.385cm" svg:x2="23.055cm" svg:y2="12.758cm">
          <text:p/>
        </draw:line>
        <draw:frame draw:style-name="gr21" draw:text-style-name="P6" draw:layer="layout" svg:width="1.556cm" svg:height="0.645cm" svg:x="22.878cm" svg:y="10.365cm">
          <draw:text-box>
            <text:p><text:span text:style-name="T2">Green</text:span></text:p>
          </draw:text-box>
        </draw:frame>
        <draw:frame draw:style-name="gr39" draw:text-style-name="P6" draw:layer="layout" svg:width="1.127cm" svg:height="0.645cm" svg:x="11.009cm" svg:y="7.188cm">
          <draw:text-box>
            <text:p><text:span text:style-name="T2">Vdd</text:span></text:p>
          </draw:text-box>
        </draw:frame>
        <draw:frame draw:style-name="gr39" draw:text-style-name="P6" draw:layer="layout" svg:width="1.127cm" svg:height="0.645cm" svg:x="12.653cm" svg:y="15.695cm">
          <draw:text-box>
            <text:p><text:span text:style-name="T2">Vss</text:span></text:p>
          </draw:text-box>
        </draw:frame>
        <draw:frame draw:style-name="gr33" draw:text-style-name="P6" draw:layer="layout" svg:width="1.222cm" svg:height="0.645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2" draw:layer="layout" svg:width="0.45cm" svg:height="0.391cm" draw:transform="rotate (1.59680173264961) translate (12.376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0" draw:text-style-name="P8" draw:layer="layout" svg:width="0.166cm" svg:height="0.189cm" svg:x="13.636cm" svg:y="5.3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16.712cm" svg:y="5.506cm">
          <draw:text-box>
            <text:p><text:span text:style-name="T2">+</text:span></text:p>
          </draw:text-box>
        </draw:frame>
        <draw:frame draw:style-name="gr33" draw:text-style-name="P6" draw:layer="layout" svg:width="1.222cm" svg:height="0.645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2" draw:layer="layout" svg:width="0.45cm" svg:height="0.391cm" draw:transform="rotate (1.59680173264961) translate (12.377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0" draw:text-style-name="P8" draw:layer="layout" svg:width="0.166cm" svg:height="0.189cm" svg:x="11.574cm" svg:y="4.29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0" draw:text-style-name="P8" draw:layer="layout" svg:width="0.166cm" svg:height="0.189cm" svg:x="15.494cm" svg:y="4.25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21.137cm" svg:y="3.975cm">
          <draw:text-box>
            <text:p><text:span text:style-name="T2">+</text:span></text:p>
          </draw:text-box>
        </draw:frame>
        <draw:custom-shape draw:style-name="gr30" draw:text-style-name="P8" draw:layer="layout" svg:width="0.166cm" svg:height="0.189cm" svg:x="11.574cm" svg:y="5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0" draw:text-style-name="P8" draw:layer="layout" svg:width="0.166cm" svg:height="0.189cm" svg:x="9.858cm" svg:y="3.7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8" draw:text-style-name="P6" draw:layer="layout" svg:width="1.713cm" svg:height="0.645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645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645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645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1.039cm" svg:x="23.494cm" svg:y="5.28cm">
          <draw:text-box>
            <text:p><text:span text:style-name="T2">N-Channel MOSFETs all </text:span></text:p>
            <text:p><text:span text:style-name="T2">IRLZ34NPBF </text:span></text:p>
          </draw:text-box>
        </draw:frame>
        <draw:frame draw:style-name="gr47" draw:text-style-name="P6" draw:layer="layout" svg:width="0.989cm" svg:height="0.645cm" svg:x="9.739cm" svg:y="7.698cm">
          <draw:text-box>
            <text:p><text:span text:style-name="T2">2,4</text:span></text:p>
          </draw:text-box>
        </draw:frame>
        <draw:frame draw:style-name="gr48" draw:text-style-name="P6" draw:layer="layout" svg:width="1.183cm" svg:height="0.645cm" svg:x="9.715cm" svg:y="9.049cm">
          <draw:text-box>
            <text:p><text:span text:style-name="T2">3,7</text:span></text:p>
          </draw:text-box>
        </draw:frame>
        <draw:frame draw:style-name="gr6" draw:text-style-name="P6" draw:layer="layout" svg:width="0.975cm" svg:height="0.645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645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645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645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645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645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645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645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645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645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645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645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645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962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3" draw:layer="layout" svg:width="0.402cm" svg:height="0.35cm" svg:x="20.89cm" svg:y="3.07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112cm" svg:y="3.07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5.048cm" svg:y="3.09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6.454cm" svg:y="3.09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08cm" svg:y="8.02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39cm" svg:y="9.488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24cm" svg:y="15.23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667cm" svg:y="18.171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0.903cm" svg:y="9.86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4.07cm" svg:y="9.84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352cm" svg:y="11.68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849cm" svg:y="11.69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48cm" svg:y1="16.898cm" svg:x2="16.743cm" svg:y2="16.907cm">
          <text:p/>
        </draw:line>
        <draw:frame draw:style-name="gr41" draw:text-style-name="P6" draw:layer="layout" svg:width="0.705cm" svg:height="0.645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52" draw:text-style-name="P6" draw:layer="layout" svg:width="2.394cm" svg:height="0.645cm" svg:x="23.448cm" svg:y="13.542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5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8.528cm" svg:y="9.633cm">
          <draw:text-box>
            <text:p><text:span text:style-name="T2">100 k</text:span></text:p>
          </draw:text-box>
        </draw:frame>
        <draw:custom-shape draw:style-name="gr53" draw:text-style-name="P9" draw:layer="layout" svg:width="1.01cm" svg:height="0.267cm" draw:transform="rotate (-1.56765473414131) translate (18.792cm 9.6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52cm" svg:x="20.346cm" svg:y="10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657cm" svg:y1="10.646cm" svg:x2="18.662cm" svg:y2="11.075cm">
          <text:p/>
        </draw:line>
        <draw:line draw:style-name="gr3" draw:text-style-name="P4" draw:layer="layout" svg:x1="18.655cm" svg:y1="8.203cm" svg:x2="18.657cm" svg:y2="9.642cm">
          <text:p/>
        </draw:line>
        <draw:custom-shape draw:style-name="gr14" draw:text-style-name="P8" draw:layer="layout" svg:width="0.166cm" svg:height="0.189cm" svg:x="18.576cm" svg:y="8.1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18.736cm 12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1.713cm" svg:height="0.645cm" svg:x="18.467cm" svg:y="13.614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18.521cm" svg:y="13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97cm" svg:y1="14.07cm" svg:x2="19.012cm" svg:y2="14.067cm">
          <text:p/>
        </draw:line>
        <draw:line draw:style-name="gr3" draw:text-style-name="P4" draw:layer="layout" svg:x1="18.608cm" svg:y1="13.707cm" svg:x2="18.604cm" svg:y2="14.017cm">
          <text:p/>
        </draw:line>
        <draw:line draw:style-name="gr3" draw:text-style-name="P4" draw:layer="layout" svg:x1="18.602cm" svg:y1="12.21cm" svg:x2="18.606cm" svg:y2="12.68cm">
          <text:p/>
        </draw:line>
        <draw:custom-shape draw:style-name="gr14" draw:text-style-name="P8" draw:layer="layout" svg:width="0.166cm" svg:height="0.189cm" svg:x="18.521cm" svg:y="12.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27.459cm 8.5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7.24cm" svg:y="10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79cm" svg:y1="8.195cm" svg:x2="27.97cm" svg:y2="8.195cm">
          <text:p/>
        </draw:line>
        <draw:line draw:style-name="gr3" draw:text-style-name="P4" draw:layer="layout" svg:x1="27.329cm" svg:y1="9.516cm" svg:x2="27.325cm" svg:y2="10.789cm">
          <text:p/>
        </draw:line>
        <draw:line draw:style-name="gr3" draw:text-style-name="P4" draw:layer="layout" svg:x1="27.323cm" svg:y1="8.242cm" svg:x2="27.325cm" svg:y2="8.516cm">
          <text:p/>
        </draw:line>
        <draw:custom-shape draw:style-name="gr14" draw:text-style-name="P8" draw:layer="layout" svg:width="0.166cm" svg:height="0.189cm" svg:x="27.244cm" svg:y="8.11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1.01cm" svg:height="0.267cm" draw:transform="rotate (-1.56765473414131) translate (27.156cm 16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6.941cm" svg:y="1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17cm" svg:y1="17.858cm" svg:x2="27.432cm" svg:y2="17.855cm">
          <text:p/>
        </draw:line>
        <draw:line draw:style-name="gr3" draw:text-style-name="P4" draw:layer="layout" svg:x1="27.028cm" svg:y1="17.495cm" svg:x2="27.024cm" svg:y2="17.805cm">
          <text:p/>
        </draw:line>
        <draw:line draw:style-name="gr3" draw:text-style-name="P4" draw:layer="layout" svg:x1="27.012cm" svg:y1="14.425cm" svg:x2="27.031cm" svg:y2="16.493cm">
          <text:p/>
        </draw:line>
        <draw:custom-shape draw:style-name="gr14" draw:text-style-name="P8" draw:layer="layout" svg:width="0.166cm" svg:height="0.189cm" svg:x="26.931cm" svg:y="14.32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713cm" svg:height="0.645cm" svg:x="25.369cm" svg:y="17.325cm">
          <draw:text-box>
            <text:p><text:span text:style-name="T2">0 V (IC)</text:span></text:p>
          </draw:text-box>
        </draw:frame>
        <draw:frame draw:style-name="gr5" draw:text-style-name="P6" draw:layer="layout" svg:width="1.46cm" svg:height="0.645cm" svg:x="18.564cm" svg:y="12.99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934cm" svg:y="9.05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599cm" svg:y="16.498cm">
          <draw:text-box>
            <text:p><text:span text:style-name="T2">100 k</text:span></text:p>
          </draw:text-box>
        </draw:frame>
        <draw:custom-shape draw:style-name="gr53" draw:text-style-name="P9" xml:id="id2" draw:id="id2" draw:layer="layout" svg:width="1.01cm" svg:height="0.267cm" draw:transform="rotate (3.140894521889) translate (15.969cm 17.3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" draw:id="id1" draw:layer="layout" svg:width="0.166cm" svg:height="0.189cm" svg:x="14.317cm" svg:y="17.8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5.005cm" svg:y="16.491cm">
          <draw:text-box>
            <text:p><text:span text:style-name="T2">100 k</text:span></text:p>
          </draw:text-box>
        </draw:frame>
        <draw:frame draw:style-name="gr54" draw:text-style-name="P6" draw:layer="layout" svg:width="0.697cm" svg:height="0.645cm" svg:x="4.487cm" svg:y="12.333cm">
          <draw:text-box>
            <text:p><text:span text:style-name="T2">6</text:span></text:p>
          </draw:text-box>
        </draw:frame>
        <draw:line draw:style-name="gr3" draw:text-style-name="P4" draw:layer="layout" svg:x1="8.978cm" svg:y1="12.896cm" svg:x2="5.05cm" svg:y2="12.913cm">
          <text:p/>
        </draw:line>
        <draw:custom-shape draw:style-name="gr51" draw:text-style-name="P13" draw:layer="layout" svg:width="0.402cm" svg:height="0.35cm" svg:x="6.772cm" svg:y="12.731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848cm" svg:height="0.645cm" svg:x="16.581cm" svg:y="16.28cm">
          <draw:text-box>
            <text:p><text:span text:style-name="T2">12 V (M)</text:span></text:p>
          </draw:text-box>
        </draw:frame>
        <draw:frame draw:style-name="gr22" draw:text-style-name="P4" xml:id="id3" draw:id="id3" draw:layer="layout" svg:width="1.417cm" svg:height="1.299cm" svg:x="16.406cm" svg:y="17.398cm">
          <draw:image xlink:href="Pictures/100000000000008D00000080F5010DF855136FFB.png" xlink:type="simple" xlink:show="embed" xlink:actuate="onLoad">
            <text:p/>
          </draw:image>
        </draw:frame>
        <draw:line draw:style-name="gr3" draw:text-style-name="P4" draw:layer="layout" svg:x1="17.104cm" svg:y1="17.404cm" svg:x2="17.101cm" svg:y2="16.878cm">
          <text:p/>
        </draw:line>
        <draw:custom-shape draw:style-name="gr14" draw:text-style-name="P8" draw:layer="layout" svg:width="0.166cm" svg:height="0.189cm" svg:x="17.029cm" svg:y="16.8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968cm" svg:y="12.66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4" draw:layer="layout" svg:width="2.911cm" svg:height="0.645cm" svg:x="17.279cm" svg:y="17.849cm">
          <draw:text-box>
            <text:p><text:span text:style-name="T2">IRF9530GPBF</text:span></text:p>
          </draw:text-box>
        </draw:frame>
        <draw:frame draw:style-name="gr56" draw:text-style-name="P15" draw:layer="layout" svg:width="0.331cm" svg:height="0.489cm" svg:x="16.766cm" svg:y="17.29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6.422cm" svg:y="17.64cm">
          <draw:text-box>
            <text:p><text:span text:style-name="T4">G</text:span></text:p>
          </draw:text-box>
        </draw:frame>
        <draw:frame draw:style-name="gr57" draw:text-style-name="P15" draw:layer="layout" svg:width="0.298cm" svg:height="0.794cm" svg:x="16.697cm" svg:y="18.448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118cm" svg:y="11.522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099cm" svg:y="11.56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19.916cm" svg:y="7.584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32cm" svg:y="7.555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095cm" svg:y="12.171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113cm" svg:y="12.064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325cm" svg:y="8.127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9.921cm" svg:y="8.16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8.816cm" svg:y="11.869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11.792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7.835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18.806cm" svg:y="7.768cm">
          <draw:text-box>
            <text:p><text:span text:style-name="T4">G</text:span></text:p>
          </draw:text-box>
        </draw:frame>
        <draw:custom-shape draw:style-name="gr14" draw:text-style-name="P8" draw:layer="layout" svg:width="0.166cm" svg:height="0.189cm" svg:x="17.016cm" svg:y="17.05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17.083cm" svg:y1="17.171cm" svg:x2="15.951cm" svg:y2="17.188cm">
          <text:p/>
        </draw:line>
        <draw:connector draw:style-name="gr59" draw:text-style-name="P1" draw:layer="layout" draw:line-skew="0.586cm" svg:x1="14.342cm" svg:y1="17.906cm" svg:x2="14.959cm" svg:y2="17.191cm" draw:start-shape="id1" draw:start-glue-point="9" draw:end-shape="id2" draw:end-glue-point="1" svg:d="M14342 17906h59v-715h558" svg:viewBox="0 0 618 716">
          <text:p/>
        </draw:connector>
        <draw:connector draw:style-name="gr60" draw:text-style-name="P1" draw:layer="layout" svg:x1="17.114cm" svg:y1="18.697cm" svg:x2="22.588cm" svg:y2="18.902cm" draw:start-shape="id3" draw:start-glue-point="2" draw:end-shape="id4" draw:end-glue-point="2" svg:d="M17114 18697v730h5474v-525" svg:viewBox="0 0 5475 731">
          <text:p/>
        </draw:connector>
        <draw:g xml:id="id6" draw:id="id6">
          <draw:line draw:style-name="gr58" draw:text-style-name="P4" draw:layer="layout" svg:x1="11.272cm" svg:y1="17.988cm" svg:x2="11.272cm" svg:y2="18.754cm">
            <text:p/>
          </draw:line>
          <draw:line draw:style-name="gr58" draw:text-style-name="P4" draw:layer="layout" svg:x1="11.556cm" svg:y1="17.999cm" svg:x2="11.266cm" svg:y2="18.299cm">
            <text:p/>
          </draw:line>
          <draw:line draw:style-name="gr58" draw:text-style-name="P4" draw:layer="layout" svg:x1="11.276cm" svg:y1="18.466cm" svg:x2="11.566cm" svg:y2="18.756cm">
            <text:p/>
          </draw:line>
          <draw:line draw:style-name="gr58" draw:text-style-name="P4" draw:layer="layout" svg:x1="11.556cm" svg:y1="18.726cm" svg:x2="11.546cm" svg:y2="18.537cm">
            <text:p/>
          </draw:line>
          <draw:line draw:style-name="gr58" draw:text-style-name="P4" draw:layer="layout" svg:x1="11.378cm" svg:y1="18.736cm" svg:x2="11.551cm" svg:y2="18.731cm">
            <text:p/>
          </draw:line>
        </draw:g>
        <draw:connector draw:style-name="gr61" draw:text-style-name="P1" draw:layer="layout" svg:x1="8.499cm" svg:y1="18.373cm" svg:x2="11.266cm" svg:y2="18.372cm" draw:start-shape="id5" draw:start-glue-point="1" draw:end-shape="id6" draw:end-glue-point="3" svg:d="M8499 18373h1370v-1h1397" svg:viewBox="0 0 2768 2">
          <text:p/>
        </draw:connector>
        <draw:line draw:style-name="gr62" draw:text-style-name="P4" draw:layer="layout" svg:x1="11.534cm" svg:y1="17.988cm" svg:x2="16.435cm" svg:y2="17.988cm">
          <text:p/>
        </draw:line>
        <draw:line draw:style-name="gr62" draw:text-style-name="P4" draw:layer="layout" svg:x1="11.546cm" svg:y1="18.699cm" svg:x2="11.523cm" svg:y2="19.277cm">
          <text:p/>
        </draw:line>
        <draw:custom-shape draw:style-name="gr14" draw:text-style-name="P8" draw:layer="layout" svg:width="0.166cm" svg:height="0.189cm" svg:x="11.447cm" svg:y="1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23cm" svg:y1="19.251cm" svg:x2="11.938cm" svg:y2="19.248cm">
          <text:p/>
        </draw:line>
        <draw:frame draw:style-name="gr28" draw:text-style-name="P6" draw:layer="layout" svg:width="1.713cm" svg:height="0.645cm" svg:x="11.776cm" svg:y="18.922cm">
          <draw:text-box>
            <text:p><text:span text:style-name="T2">0 V (IC)</text:span></text:p>
          </draw:text-box>
        </draw:frame>
        <draw:frame draw:style-name="gr55" draw:text-style-name="P14" draw:layer="layout" svg:width="1.783cm" svg:height="0.645cm" svg:x="10.18cm" svg:y="17.303cm">
          <draw:text-box>
            <text:p><text:span text:style-name="T2">2N3904</text:span></text:p>
          </draw:text-box>
        </draw:frame>
        <draw:custom-shape draw:style-name="gr7" draw:text-style-name="P1" draw:layer="layout" svg:width="0.289cm" svg:height="0.289cm" svg:x="4.893cm" svg:y="1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993cm" svg:y1="12.911cm" svg:x2="8.984cm" svg:y2="13.518cm">
          <text:p/>
        </draw:line>
        <draw:frame draw:style-name="gr28" draw:text-style-name="P6" draw:layer="layout" svg:width="1.713cm" svg:height="0.645cm" svg:x="8.144cm" svg:y="13.522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8.893cm" svg:y="13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491cm" svg:y1="13.506cm" svg:x2="9.306cm" svg:y2="13.503cm">
          <text:p/>
        </draw:line>
        <draw:line draw:style-name="gr3" draw:text-style-name="P4" draw:layer="layout" svg:x1="18.636cm" svg:y1="11.059cm" svg:x2="20.459cm" svg:y2="11.0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27T12:14:08.472246044</dc:date>
    <meta:editing-duration>PT13H18M8S</meta:editing-duration>
    <meta:editing-cycles>50</meta:editing-cycles>
    <meta:generator>LibreOffice/6.0.6.2$Linux_X86_64 LibreOffice_project/00m0$Build-2</meta:generator>
    <dc:creator>Terry Coles</dc:creator>
    <meta:document-statistic meta:object-count="307"/>
  </office:meta>
</office:document-meta>
</file>